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IPNHMB+TimesNewRoman" svg:font-family="IPNHMB+TimesNewRoman"/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paragraph-properties fo:margin-left="-0.028cm" fo:margin-right="0cm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2" style:family="paragraph" style:parent-style-name="Text_20_body">
      <style:paragraph-properties fo:margin-left="-0.028cm" fo:margin-right="0cm" fo:text-align="justify" style:justify-single-word="false" fo:text-indent="0cm" style:auto-text-indent="false">
        <style:tab-stops>
          <style:tab-stop style:position="2.004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3" style:family="paragraph" style:parent-style-name="Text_20_body">
      <style:paragraph-properties fo:margin-left="-0.028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Nimbus Roman No9 L" fo:font-size="12pt" fo:font-style="normal" fo:font-weight="bold" style:font-name-asian="IPNHMB+TimesNewRoman" style:font-size-asian="12pt" style:font-style-asian="normal" style:font-weight-asian="bold" style:font-name-complex="IPNHMB+TimesNewRoman" style:font-size-complex="12pt" style:font-style-complex="normal" style:font-weight-complex="bold"/>
    </style:style>
    <style:style style:name="P4" style:family="paragraph" style:parent-style-name="Text_20_body">
      <style:paragraph-properties fo:margin-left="-0.028cm" fo:margin-right="0cm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" fo:font-size="12pt" fo:font-style="normal" fo:font-weight="bold" style:font-name-asian="IPNHMB+TimesNewRoman" style:font-size-asian="12pt" style:font-style-asian="normal" style:font-weight-asian="bold" style:font-name-complex="IPNHMB+TimesNewRoman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Nimbus Roman No9 L" fo:font-size="12pt" fo:font-style="normal" fo:font-weight="bold" style:font-name-asian="IPNHMB+TimesNewRoman" style:font-size-asian="12pt" style:font-style-asian="normal" style:font-weight-asian="bold" style:font-name-complex="IPNHMB+TimesNewRoman" style:font-size-complex="12pt" style:font-style-complex="normal" style:font-weight-complex="bold"/>
    </style:style>
    <style:style style:name="T1" style:family="text">
      <style:text-properties fo:background-color="#ffff00"/>
    </style:style>
    <style:style style:name="T2" style:family="text">
      <style:text-properties fo:background-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>4.3 Facilidades e Dificuldades de Adaptações</text:p>
      <text:p text:style-name="P3"/>
      <text:p text:style-name="P3"/>
      <text:p text:style-name="P4"><text:tab/></text:p>
      <text:p text:style-name="P2"><text:tab/>Também sugerimos que o processo de elicitação proposto por Cysneiros seja a base da engenharia de requisitos para utilização do sistema Meg. <text:span text:style-name="T1">A idéia aqui é desenvolver um sistema, </text:span><text:span text:style-name="T2">metodologia mais software,</text:span><text:span text:style-name="T1"> que ajude a tornar mais rápida e efetiva a aplicação das metodologia de Cysneiros para que <text:s/>a integração dela com a metodologia do sistema MEG se dê mais organizada.</text:span></text:p>
      <text:p text:style-name="P2"><text:tab/>Como a proposta de Integração de visão funcional com visão não funcional prove uma <text:s/>rastreabilidade, essa rastreabilidade poderá prove mais racionalidade às negociações. Se utilizado de forma consistente exata e rápida, a negociação se torna algo mais rico e racional.<text:tab/>A proposta desevolvida aqui busca tornar mais visual o conflito e com isso diminui a frustração dos stakholders em não conseguir visualizar com facilidade o problema causado pelos conflitos bem como as consequências desses problemas. Desenvolveu- se uma forma de monitoramento que ao mesmo tempo é uma forma de documentação de negociação de qualidade de softwar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IPNHMB+TimesNewRoman" svg:font-family="IPNHMB+TimesNewRoman"/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12T16:20:27</meta:creation-date>
    <dc:date>2011-02-17T23:18:46</dc:date>
    <meta:editing-cycles>11</meta:editing-cycles>
    <meta:editing-duration>PT6H24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63" meta:character-count="1051"/>
  </office:meta>
</office:document-meta>
</file>